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0a0af7" officeooo:paragraph-rsid="000a0af7"/>
    </style:style>
    <style:style style:name="P2" style:family="paragraph" style:parent-style-name="Heading_20_1">
      <style:text-properties officeooo:rsid="000a34be" officeooo:paragraph-rsid="000a34be"/>
    </style:style>
    <style:style style:name="P3" style:family="paragraph" style:parent-style-name="Text_20_body">
      <style:text-properties officeooo:rsid="000a0af7" officeooo:paragraph-rsid="000a0af7"/>
    </style:style>
    <style:style style:name="P4" style:family="paragraph" style:parent-style-name="Text_20_body">
      <style:text-properties officeooo:paragraph-rsid="000a0af7"/>
    </style:style>
    <style:style style:name="P5" style:family="paragraph" style:parent-style-name="Text_20_body">
      <style:text-properties officeooo:rsid="000a34be" officeooo:paragraph-rsid="000a34be"/>
    </style:style>
    <style:style style:name="P6" style:family="paragraph" style:parent-style-name="Text_20_body">
      <style:text-properties officeooo:paragraph-rsid="000a34be"/>
    </style:style>
    <style:style style:name="P7" style:family="paragraph" style:parent-style-name="Text_20_body">
      <style:text-properties fo:font-weight="normal" officeooo:rsid="000a34be" officeooo:paragraph-rsid="000a34be" style:font-weight-asian="normal" style:font-weight-complex="normal"/>
    </style:style>
    <style:style style:name="P8" style:family="paragraph" style:parent-style-name="Title">
      <style:text-properties officeooo:rsid="000a0af7" officeooo:paragraph-rsid="000a0af7"/>
    </style:style>
    <style:style style:name="P9" style:family="paragraph" style:parent-style-name="Subtitle">
      <style:paragraph-properties fo:padding-left="0cm" fo:padding-right="0cm" fo:padding-top="0cm" fo:padding-bottom="0.074cm" fo:border-left="none" fo:border-right="none" fo:border-top="none" fo:border-bottom="0.06pt solid #000000" style:join-border="false"/>
      <style:text-properties officeooo:rsid="000a0af7" officeooo:paragraph-rsid="000a0af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FC 918 </text:p>
      <text:p text:style-name="P9">Post Office Protocol (1984)</text:p>
      <text:p text:style-name="P3"/>
      <text:h text:style-name="P1" text:outline-level="1">Introduction</text:h>
      <text:p text:style-name="P4"/>
      <text:p text:style-name="P5">The intent of Post Office Protocol (POP) is to allow a user’s workstation to access mail from a mailbox server. It is expected that mail will be posted from the work station to the mailbox server via SMTP.</text:p>
      <text:p text:style-name="P5"/>
      <text:h text:style-name="P2" text:outline-level="1">The Protocol</text:h>
      <text:p text:style-name="P6"/>
      <text:p text:style-name="P5">The protocol is for the server to be listening for a connection. When a connection is opened the server sends a greeting message and waits for commands. When commands are received the server acts on them and responds with replies. </text:p>
      <text:p text:style-name="P5"/>
      <text:p text:style-name="P5">The client opens a connection, waits for the greeting. Once the greeting is received, this is followed with a USER and PASS command to establish authorisation. The client beings a mail reading transaction with either RDEL ( Read and Delete) or a RETR ( Read Temporary).The server opens and locks the mailbox, and responds with number of characters in the mailbox. </text:p>
      <text:p text:style-name="P5"/>
      <text:p text:style-name="P5">Then client then issues a RCEV command asking for the data. The server responds by sending the mail data. When all data has been received the client sends the RCVD command. If the transaction started with RDEL command the server now deletes the mail data from the mailbox. </text:p>
      <text:p text:style-name="P5"/>
      <text:p text:style-name="P5">The client terminates the session with a QUIT command. </text:p>
      <text:p text:style-name="P5"/>
      <text:p text:style-name="P5">S : <text:span text:style-name="T1">( Waits for connection )</text:span></text:p>
      <text:p text:style-name="P7">C : <text:span text:style-name="T1">( Opens a Connection )</text:span></text:p>
      <text:p text:style-name="P7"/>
      <text:p text:style-name="P7">C: USER fred</text:p>
      <text:p text:style-name="P7">S: +OK</text:p>
      <text:p text:style-name="P7">C: PASS myAmazingPassword</text:p>
      <text:p text:style-name="P7"><text:soft-page-break/>S: +OK</text:p>
      <text:p text:style-name="P7">C: RDEL &lt;mailbox&gt;</text:p>
      <text:p text:style-name="P7">S: 7794</text:p>
      <text:p text:style-name="P7">C: RCEV</text:p>
      <text:p text:style-name="P7">S: <text:span text:style-name="T1">(Sends Copy of mail)</text:span></text:p>
      <text:p text:style-name="P7">C: RCVD</text:p>
      <text:p text:style-name="P7">S: +OK <text:span text:style-name="T1">(Deletes mail from mailbox)</text:span></text:p>
      <text:p text:style-name="P7">C: QUIT</text:p>
      <text:p text:style-name="P7">S: +OK</text:p>
      <text:p text:style-name="P7"/>
      <text:h text:style-name="P2" text:outline-level="1"><text:span text:style-name="T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a0af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2:08:29.163206119</meta:creation-date>
    <dc:date>2019-04-21T02:21:07.021445907</dc:date>
    <meta:editing-duration>PT12M39S</meta:editing-duration>
    <meta:editing-cycles>2</meta:editing-cycles>
    <meta:generator>LibreOffice/6.0.7.3$Linux_X86_64 LibreOffice_project/00m0$Build-3</meta:generator>
    <meta:document-statistic meta:table-count="0" meta:image-count="0" meta:object-count="0" meta:page-count="2" meta:paragraph-count="23" meta:word-count="253" meta:character-count="1398" meta:non-whitespace-character-count="1163"/>
  </office:meta>
</office:document-meta>
</file>